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4000001F357970ECB.png" manifest:media-type="image/png"/>
  <manifest:file-entry manifest:full-path="Pictures/10000001000003E4000001D2C26B3F2E.png" manifest:media-type="image/png"/>
  <manifest:file-entry manifest:full-path="Pictures/100000010000011A0000012B4093FC83.png" manifest:media-type="image/png"/>
  <manifest:file-entry manifest:full-path="Pictures/10000001000001AD000001CD1E3D5D4C.png" manifest:media-type="image/png"/>
  <manifest:file-entry manifest:full-path="Pictures/10000001000003E4000001D27CDFABE1.png" manifest:media-type="image/png"/>
  <manifest:file-entry manifest:full-path="Pictures/10000001000003E4000001D23675E11E.png" manifest:media-type="image/png"/>
  <manifest:file-entry manifest:full-path="Pictures/10000001000003E4000001F56F6A37D5.png" manifest:media-type="image/png"/>
  <manifest:file-entry manifest:full-path="Pictures/10000001000003E4000001F317D0E4E6.png" manifest:media-type="image/png"/>
  <manifest:file-entry manifest:full-path="Pictures/10000001000003E4000001F5DAD2481A.png" manifest:media-type="image/png"/>
  <manifest:file-entry manifest:full-path="Pictures/10000001000003E4000001F5E3B1A776.png" manifest:media-type="image/png"/>
  <manifest:file-entry manifest:full-path="Pictures/10000001000003E4000001F5122C6DE0.png" manifest:media-type="image/png"/>
  <manifest:file-entry manifest:full-path="Pictures/10000001000003E4000001F588BF2602.png" manifest:media-type="image/png"/>
  <manifest:file-entry manifest:full-path="Pictures/10000001000003E4000001F5C64681A1.png" manifest:media-type="image/png"/>
  <manifest:file-entry manifest:full-path="Pictures/1000000100000295000001B9FD0094E7.png" manifest:media-type="image/png"/>
  <manifest:file-entry manifest:full-path="Pictures/10000001000003E4000001D29E9BF0DA.png" manifest:media-type="image/png"/>
  <manifest:file-entry manifest:full-path="Pictures/10000001000003E3000001F489BF3F3F.png" manifest:media-type="image/png"/>
  <manifest:file-entry manifest:full-path="Pictures/1000000100000185000000BC7E25B9CA.png" manifest:media-type="image/png"/>
  <manifest:file-entry manifest:full-path="Pictures/10000001000001850000016A3FDCB052.png" manifest:media-type="image/png"/>
  <manifest:file-entry manifest:full-path="Pictures/10000001000001850000012FBDE6AA5C.png" manifest:media-type="image/png"/>
  <manifest:file-entry manifest:full-path="Pictures/1000000100000186000001403A90A449.png" manifest:media-type="image/png"/>
  <manifest:file-entry manifest:full-path="Pictures/100000010000018700000155A288D7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61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51cm" fo:min-width="14.239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1.233cm" fo:min-width="10.561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571cm" fo:min-width="10.64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66cm" fo:min-width="10.561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2cm" loext:decorative="false"/>
      <style:paragraph-properties style:writing-mode="lr-tb"/>
    </style:style>
    <style:style style:name="gr17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88cm" loext:decorative="false"/>
      <style:paragraph-properties style:writing-mode="lr-tb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gr20" style:family="graphic" style:parent-style-name="standard">
      <style:graphic-properties svg:stroke-color="#ff4000" draw:fill="none" loext:fill-use-slide-background="false" draw:textarea-horizontal-align="justify" draw:textarea-vertical-align="middle" draw:auto-grow-height="false" fo:min-height="5.021cm" fo:min-width="2.12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16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00" loext:opacity="100%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ffffff"/>
      <style:paragraph-properties fo:text-align="start"/>
      <style:text-properties fo:font-size="14pt"/>
    </style:style>
    <style:style style:name="P7" style:family="paragraph">
      <style:paragraph-properties fo:text-align="center"/>
    </style:style>
    <style:style style:name="T1" style:family="text">
      <style:text-properties fo:color="#ffff00" loext:opacity="100%" fo:font-size="14pt" style:font-size-asian="14pt" style:font-size-complex="14pt"/>
    </style:style>
    <style:style style:name="T2" style:family="text">
      <style:text-properties fo:color="#ffff00" loext:opacity="100%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6cm" svg:height="7.91cm" svg:x="0.873cm" svg:y="0.649cm">
          <draw:image xlink:href="Pictures/100000010000011A0000012B4093FC83.png" xlink:type="simple" xlink:show="embed" xlink:actuate="onLoad" draw:mime-type="image/png">
            <text:p/>
          </draw:image>
        </draw:frame>
        <draw:frame draw:style-name="gr2" draw:text-style-name="P2" draw:layer="layout" svg:width="3.914cm" svg:height="0.806cm" svg:x="4.021cm" svg:y="1.059cm">
          <draw:text-box>
            <text:p><text:span text:style-name="T1">Effects enabled</text:span></text:p>
          </draw:text-box>
        </draw:frame>
        <draw:frame draw:style-name="gr3" draw:text-style-name="P2" draw:layer="layout" svg:width="4.261cm" svg:height="0.806cm" svg:x="4.048cm" svg:y="2.91cm">
          <draw:text-box>
            <text:p><text:span text:style-name="T1">Track has effects</text:span></text:p>
          </draw:text-box>
        </draw:frame>
        <draw:g draw:style-name="gr4">
          <draw:line draw:style-name="gr5" draw:text-style-name="P1" draw:layer="layout" svg:x1="4.181cm" svg:y1="6.509cm" svg:x2="3.413cm" svg:y2="5.61cm">
            <text:p/>
          </draw:line>
          <draw:line draw:style-name="gr5" draw:text-style-name="P1" draw:layer="layout" svg:x1="4.191cm" svg:y1="6.527cm" svg:x2="3.556cm" svg:y2="7.109cm">
            <text:p/>
          </draw:line>
        </draw:g>
        <draw:line draw:style-name="gr5" draw:text-style-name="P1" draw:layer="layout" svg:x1="4.111cm" svg:y1="1.46cm" svg:x2="3.439cm" svg:y2="1.958cm">
          <text:p/>
        </draw:line>
        <draw:frame draw:style-name="gr6" draw:text-style-name="P2" draw:layer="layout" svg:width="3.999cm" svg:height="0.806cm" svg:x="4.021cm" svg:y="4.366cm">
          <draw:text-box>
            <text:p><text:span text:style-name="T1">Effects disabled</text:span></text:p>
          </draw:text-box>
        </draw:frame>
        <draw:line draw:style-name="gr5" draw:text-style-name="P1" draw:layer="layout" svg:x1="4.12cm" svg:y1="4.76cm" svg:x2="3.439cm" svg:y2="4.366cm">
          <text:p/>
        </draw:line>
        <draw:frame draw:style-name="gr7" draw:text-style-name="P2" draw:layer="layout" svg:width="2.729cm" svg:height="0.806cm" svg:x="4.049cm" svg:y="6.085cm">
          <draw:text-box>
            <text:p><text:span text:style-name="T1">No effects</text:span></text:p>
          </draw:text-box>
        </draw:frame>
        <draw:line draw:style-name="gr5" draw:text-style-name="P1" draw:layer="layout" svg:x1="4.163cm" svg:y1="3.308cm" svg:x2="3.395cm" svg:y2="2.409cm">
          <text:p/>
        </draw:line>
        <draw:line draw:style-name="gr5" draw:text-style-name="P1" draw:layer="layout" svg:x1="4.173cm" svg:y1="3.326cm" svg:x2="3.538cm" svg:y2="3.908cm">
          <text:p/>
        </draw:line>
        <draw:frame draw:style-name="gr1" draw:text-style-name="P1" draw:layer="layout" svg:width="15.131cm" svg:height="16.26cm" svg:x="13.6cm" svg:y="0.707cm">
          <draw:image xlink:href="Pictures/10000001000001AD000001CD1E3D5D4C.png" xlink:type="simple" xlink:show="embed" xlink:actuate="onLoad" draw:mime-type="image/png">
            <text:p/>
          </draw:image>
        </draw:frame>
        <draw:custom-shape draw:style-name="gr8" draw:text-style-name="P1" draw:layer="layout" svg:width="14.791cm" svg:height="0.953cm" svg:x="13.784cm" svg:y="15.716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608cm" svg:height="0.962cm" svg:x="13.731cm" svg:y="17.727cm">
          <draw:text-box>
            <text:p>example_0</text:p>
          </draw:text-box>
        </draw:frame>
      </draw:page>
      <draw:page draw:name="page2" draw:style-name="dp1" draw:master-page-name="Default">
        <draw:frame draw:style-name="gr1" draw:text-style-name="P1" draw:layer="layout" svg:width="26.352cm" svg:height="12.329cm" svg:x="1.587cm" svg:y="3.122cm">
          <draw:image xlink:href="Pictures/10000001000003E4000001D2C26B3F2E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59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608cm" svg:height="0.962cm" svg:x="13.732cm" svg:y="17.727cm">
          <draw:text-box>
            <text:p>example_1</text:p>
          </draw:text-box>
        </draw:frame>
      </draw:page>
      <draw:page draw:name="page3" draw:style-name="dp1" draw:master-page-name="Default">
        <draw:frame draw:style-name="gr1" draw:text-style-name="P1" draw:layer="layout" svg:width="26.352cm" svg:height="12.329cm" svg:x="1.587cm" svg:y="3.122cm">
          <draw:image xlink:href="Pictures/10000001000003E4000001D27CDFABE1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59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608cm" svg:height="0.962cm" svg:x="13.732cm" svg:y="17.727cm">
          <draw:text-box>
            <text:p>example_4</text:p>
          </draw:text-box>
        </draw:frame>
      </draw:page>
      <draw:page draw:name="page4" draw:style-name="dp1" draw:master-page-name="Default">
        <draw:frame draw:style-name="gr1" draw:text-style-name="P1" draw:layer="layout" svg:width="26.352cm" svg:height="13.202cm" svg:x="1.587cm" svg:y="2.686cm">
          <draw:image xlink:href="Pictures/10000001000003E4000001F357970ECB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12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4.808cm" svg:height="0.962cm" svg:x="13.732cm" svg:y="17.727cm">
          <draw:text-box>
            <text:p>Example_2 &amp; 5</text:p>
          </draw:text-box>
        </draw:frame>
      </draw:page>
      <draw:page draw:name="page5" draw:style-name="dp1" draw:master-page-name="Default">
        <draw:frame draw:style-name="gr1" draw:text-style-name="P1" draw:layer="layout" svg:width="26.352cm" svg:height="13.202cm" svg:x="1.587cm" svg:y="2.686cm">
          <draw:image xlink:href="Pictures/10000001000003E4000001F317D0E4E6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12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608cm" svg:height="0.962cm" svg:x="13.732cm" svg:y="17.727cm">
          <draw:text-box>
            <text:p>example_3</text:p>
          </draw:text-box>
        </draw:frame>
      </draw:page>
      <draw:page draw:name="page6" draw:style-name="dp1" draw:master-page-name="Default">
        <draw:frame draw:style-name="gr1" draw:text-style-name="P1" draw:layer="layout" svg:width="26.352cm" svg:height="12.329cm" svg:x="1.587cm" svg:y="3.122cm">
          <draw:image xlink:href="Pictures/10000001000003E4000001D23675E11E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59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608cm" svg:height="0.962cm" svg:x="13.732cm" svg:y="17.727cm">
          <draw:text-box>
            <text:p>example_6</text:p>
          </draw:text-box>
        </draw:frame>
      </draw:page>
      <draw:page draw:name="page7" draw:style-name="dp1" draw:master-page-name="Default">
        <draw:frame draw:style-name="gr1" draw:text-style-name="P1" draw:layer="layout" svg:width="26.352cm" svg:height="13.255cm" svg:x="1.587cm" svg:y="2.659cm">
          <draw:image xlink:href="Pictures/10000001000003E4000001F5DAD2481A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0.855cm" svg:height="0.962cm" svg:x="5.238cm" svg:y="3.651cm">
          <draw:text-box>
            <text:p><text:span text:style-name="T2">1</text:span></text:p>
          </draw:text-box>
        </draw:frame>
        <draw:frame draw:style-name="gr12" draw:text-style-name="P4" draw:layer="layout" svg:width="0.855cm" svg:height="0.962cm" svg:x="5.239cm" svg:y="4.445cm">
          <draw:text-box>
            <text:p><text:span text:style-name="T2">2</text:span></text:p>
          </draw:text-box>
        </draw:frame>
        <draw:frame draw:style-name="gr9" draw:text-style-name="P3" draw:layer="layout" svg:width="3.608cm" svg:height="0.962cm" svg:x="13.732cm" svg:y="17.727cm">
          <draw:text-box>
            <text:p>example_8</text:p>
          </draw:text-box>
        </draw:frame>
      </draw:page>
      <draw:page draw:name="page8" draw:style-name="dp1" draw:master-page-name="Default">
        <draw:frame draw:style-name="gr1" draw:text-style-name="P1" draw:layer="layout" svg:width="26.352cm" svg:height="13.255cm" svg:x="1.587cm" svg:y="2.659cm">
          <draw:image xlink:href="Pictures/10000001000003E4000001F56F6A37D5.png" xlink:type="simple" xlink:show="embed" xlink:actuate="onLoad" draw:mime-type="image/png">
            <text:p/>
          </draw:image>
        </draw:frame>
        <draw:custom-shape draw:style-name="gr13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608cm" svg:height="0.962cm" svg:x="13.732cm" svg:y="17.727cm">
          <draw:text-box>
            <text:p>example_9</text:p>
          </draw:text-box>
        </draw:frame>
      </draw:page>
      <draw:page draw:name="page9" draw:style-name="dp1" draw:master-page-name="Default">
        <draw:frame draw:style-name="gr1" draw:text-style-name="P1" draw:layer="layout" svg:width="26.352cm" svg:height="13.255cm" svg:x="1.587cm" svg:y="2.659cm">
          <draw:image xlink:href="Pictures/10000001000003E4000001F5E3B1A776.png" xlink:type="simple" xlink:show="embed" xlink:actuate="onLoad" draw:mime-type="image/png">
            <text:p/>
          </draw:image>
        </draw:frame>
        <draw:custom-shape draw:style-name="gr13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95cm" svg:height="1.058cm" svg:x="13.732cm" svg:y="17.727cm">
          <draw:text-box>
            <text:p>example_10</text:p>
          </draw:text-box>
        </draw:frame>
      </draw:page>
      <draw:page draw:name="page10" draw:style-name="dp1" draw:master-page-name="Default">
        <draw:frame draw:style-name="gr1" draw:text-style-name="P1" draw:layer="layout" svg:width="26.352cm" svg:height="13.255cm" svg:x="1.587cm" svg:y="2.659cm">
          <draw:image xlink:href="Pictures/10000001000003E4000001F5122C6DE0.png" xlink:type="simple" xlink:show="embed" xlink:actuate="onLoad" draw:mime-type="image/png">
            <text:p/>
          </draw:image>
        </draw:frame>
        <draw:custom-shape draw:style-name="gr13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95cm" svg:height="1.058cm" svg:x="13.733cm" svg:y="17.727cm">
          <draw:text-box>
            <text:p>example_11</text:p>
          </draw:text-box>
        </draw:frame>
      </draw:page>
      <draw:page draw:name="page11" draw:style-name="dp1" draw:master-page-name="Default">
        <draw:frame draw:style-name="gr1" draw:text-style-name="P1" draw:layer="layout" svg:width="26.352cm" svg:height="13.255cm" svg:x="1.587cm" svg:y="2.659cm">
          <draw:image xlink:href="Pictures/10000001000003E4000001F588BF2602.png" xlink:type="simple" xlink:show="embed" xlink:actuate="onLoad" draw:mime-type="image/png">
            <text:p/>
          </draw:image>
        </draw:frame>
        <draw:custom-shape draw:style-name="gr13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95cm" svg:height="1.058cm" svg:x="13.733cm" svg:y="17.727cm">
          <draw:text-box>
            <text:p>example_12</text:p>
          </draw:text-box>
        </draw:frame>
      </draw:page>
      <draw:page draw:name="page12" draw:style-name="dp1" draw:master-page-name="Default">
        <draw:frame draw:style-name="gr1" draw:text-style-name="P1" draw:layer="layout" svg:width="26.352cm" svg:height="13.255cm" svg:x="1.587cm" svg:y="2.659cm">
          <draw:image xlink:href="Pictures/10000001000003E4000001F5C64681A1.png" xlink:type="simple" xlink:show="embed" xlink:actuate="onLoad" draw:mime-type="image/png">
            <text:p/>
          </draw:image>
        </draw:frame>
        <draw:custom-shape draw:style-name="gr13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113cm" svg:height="1.535cm" svg:x="1.745cm" svg:y="13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95cm" svg:height="1.058cm" svg:x="13.733cm" svg:y="17.727cm">
          <draw:text-box>
            <text:p>example_13</text:p>
          </draw:text-box>
        </draw:frame>
      </draw:page>
      <draw:page draw:name="page13" draw:style-name="dp1" draw:master-page-name="Default">
        <draw:frame draw:style-name="gr1" draw:text-style-name="P1" draw:layer="layout" svg:width="26.352cm" svg:height="12.329cm" svg:x="1.587cm" svg:y="3.122cm">
          <draw:image xlink:href="Pictures/10000001000003E4000001D29E9BF0DA.png" xlink:type="simple" xlink:show="embed" xlink:actuate="onLoad" draw:mime-type="image/png">
            <text:p/>
          </draw:image>
        </draw:frame>
        <draw:custom-shape draw:style-name="gr15" draw:text-style-name="P1" draw:layer="layout" svg:width="11.113cm" svg:height="0.768cm" svg:x="1.745cm" svg:y="12.779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3.962cm" svg:height="0.962cm" svg:x="13.732cm" svg:y="17.727cm">
          <draw:text-box>
            <text:p>example_14</text:p>
          </draw:text-box>
        </draw:frame>
      </draw:page>
      <draw:page draw:name="page14" draw:style-name="dp1" draw:master-page-name="Default">
        <draw:frame draw:style-name="gr1" draw:text-style-name="P1" draw:layer="layout" svg:width="26.325cm" svg:height="13.228cm" svg:x="1.6cm" svg:y="2.673cm">
          <draw:image xlink:href="Pictures/10000001000003E3000001F489BF3F3F.png" xlink:type="simple" xlink:show="embed" xlink:actuate="onLoad" draw:mime-type="image/png">
            <text:p/>
          </draw:image>
        </draw:frame>
        <draw:custom-shape draw:style-name="gr13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113cm" svg:height="1.535cm" svg:x="1.745cm" svg:y="13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995cm" svg:height="1.058cm" svg:x="13.734cm" svg:y="17.727cm">
          <draw:text-box>
            <text:p>example_7</text:p>
          </draw:text-box>
        </draw:frame>
      </draw:page>
      <draw:page draw:name="page15" draw:style-name="dp1" draw:master-page-name="Default">
        <draw:frame draw:style-name="gr1" draw:text-style-name="P1" draw:layer="layout" svg:width="8.233cm" svg:height="3.978cm" svg:x="12.295cm" svg:y="2.523cm">
          <draw:image xlink:href="Pictures/1000000100000185000000BC7E25B9CA.png" xlink:type="simple" xlink:show="embed" xlink:actuate="onLoad" draw:mime-type="image/png">
            <text:p/>
          </draw:image>
        </draw:frame>
        <draw:polyline draw:style-name="gr17" draw:text-style-name="P1" draw:layer="layout" svg:width="3.271cm" svg:height="0.799cm" svg:x="18.032cm" svg:y="2.061cm" svg:viewBox="0 0 3272 800" draw:points="3272,0 0,0 0,800">
          <text:p/>
        </draw:polyline>
        <draw:line draw:style-name="gr17" draw:text-style-name="P1" draw:layer="layout" svg:x1="21.312cm" svg:y1="3.992cm" svg:x2="20.279cm" svg:y2="3.992cm">
          <text:p/>
        </draw:line>
        <draw:frame draw:style-name="gr18" draw:text-style-name="P6" draw:layer="layout" svg:width="0.788cm" svg:height="0.806cm" svg:x="21.325cm" svg:y="3.561cm">
          <draw:text-box>
            <text:p text:style-name="P5"><text:span text:style-name="T3">2</text:span></text:p>
          </draw:text-box>
        </draw:frame>
        <draw:frame draw:style-name="gr18" draw:text-style-name="P6" draw:layer="layout" svg:width="0.788cm" svg:height="0.806cm" svg:x="21.325cm" svg:y="1.674cm">
          <draw:text-box>
            <text:p text:style-name="P5"><text:span text:style-name="T3">1</text:span></text:p>
          </draw:text-box>
        </draw:frame>
        <draw:frame draw:style-name="gr1" draw:text-style-name="P1" draw:layer="layout" svg:width="13.991cm" svg:height="9.334cm" svg:x="0.451cm" svg:y="8.784cm">
          <draw:image xlink:href="Pictures/1000000100000295000001B9FD0094E7.png" xlink:type="simple" xlink:show="embed" xlink:actuate="onLoad" draw:mime-type="image/png">
            <text:p/>
          </draw:image>
        </draw:frame>
        <draw:polyline draw:style-name="gr17" draw:text-style-name="P1" draw:layer="layout" svg:width="10.989cm" svg:height="2.281cm" draw:transform="rotate (-3.14159265358979) translate (15.287cm 18.5904767208326cm)" svg:viewBox="0 0 10990 2282" draw:points="0,0 10990,0 10990,2282">
          <text:p/>
        </draw:polyline>
        <draw:line draw:style-name="gr17" draw:text-style-name="P1" draw:layer="layout" svg:x1="15.287cm" svg:y1="14.353cm" svg:x2="6.269cm" svg:y2="14.353cm">
          <text:p/>
        </draw:line>
        <draw:line draw:style-name="gr17" draw:text-style-name="P1" draw:layer="layout" svg:x1="15.294cm" svg:y1="12.924cm" svg:x2="7.222cm" svg:y2="12.924cm">
          <text:p/>
        </draw:line>
        <draw:line draw:style-name="gr17" draw:text-style-name="P1" draw:layer="layout" svg:x1="15.285cm" svg:y1="12.396cm" svg:x2="14.252cm" svg:y2="12.396cm">
          <text:p/>
        </draw:line>
        <draw:line draw:style-name="gr17" draw:text-style-name="P1" draw:layer="layout" svg:x1="15.301cm" svg:y1="11.655cm" svg:x2="14.246cm" svg:y2="11.655cm">
          <text:p/>
        </draw:line>
        <draw:line draw:style-name="gr17" draw:text-style-name="P1" draw:layer="layout" svg:x1="15.285cm" svg:y1="10.828cm" svg:x2="14.252cm" svg:y2="10.828cm">
          <text:p/>
        </draw:line>
        <draw:frame draw:style-name="gr18" draw:text-style-name="P6" draw:layer="layout" svg:width="0.788cm" svg:height="0.806cm" svg:x="15.296cm" svg:y="18.189cm">
          <draw:text-box>
            <text:p text:style-name="P5"><text:span text:style-name="T3">3</text:span></text:p>
          </draw:text-box>
        </draw:frame>
        <draw:frame draw:style-name="gr18" draw:text-style-name="P6" draw:layer="layout" svg:width="0.788cm" svg:height="0.806cm" svg:x="15.301cm" svg:y="13.958cm">
          <draw:text-box>
            <text:p text:style-name="P5"><text:span text:style-name="T3">5</text:span></text:p>
          </draw:text-box>
        </draw:frame>
        <draw:frame draw:style-name="gr18" draw:text-style-name="P6" draw:layer="layout" svg:width="0.788cm" svg:height="0.806cm" svg:x="15.297cm" svg:y="12.524cm">
          <draw:text-box>
            <text:p text:style-name="P5"><text:span text:style-name="T3">6</text:span></text:p>
          </draw:text-box>
        </draw:frame>
        <draw:frame draw:style-name="gr18" draw:text-style-name="P6" draw:layer="layout" svg:width="0.788cm" svg:height="0.806cm" svg:x="15.298cm" svg:y="12.002cm">
          <draw:text-box>
            <text:p text:style-name="P5"><text:span text:style-name="T3">7</text:span></text:p>
          </draw:text-box>
        </draw:frame>
        <draw:frame draw:style-name="gr18" draw:text-style-name="P6" draw:layer="layout" svg:width="0.788cm" svg:height="0.806cm" svg:x="15.292cm" svg:y="11.265cm">
          <draw:text-box>
            <text:p text:style-name="P5"><text:span text:style-name="T3">8</text:span></text:p>
          </draw:text-box>
        </draw:frame>
        <draw:frame draw:style-name="gr18" draw:text-style-name="P6" draw:layer="layout" svg:width="0.788cm" svg:height="0.806cm" svg:x="15.299cm" svg:y="10.439cm">
          <draw:text-box>
            <text:p text:style-name="P5"><text:span text:style-name="T3">9</text:span></text:p>
          </draw:text-box>
        </draw:frame>
        <draw:frame draw:style-name="gr1" draw:text-style-name="P1" draw:layer="layout" svg:width="8.233cm" svg:height="7.661cm" svg:x="2.796cm" svg:y="0.423cm">
          <draw:image xlink:href="Pictures/10000001000001850000016A3FDCB052.png" xlink:type="simple" xlink:show="embed" xlink:actuate="onLoad" draw:mime-type="image/png">
            <text:p/>
          </draw:image>
        </draw:frame>
        <draw:line draw:style-name="gr19" draw:text-style-name="P1" draw:layer="layout" svg:x1="14.247cm" svg:y1="10.6cm" svg:x2="14.247cm" svg:y2="12.711cm">
          <text:p/>
        </draw:line>
        <draw:custom-shape draw:style-name="gr20" draw:text-style-name="P1" draw:layer="layout" svg:width="2.625cm" svg:height="5.271cm" svg:x="6.202cm" svg:y="10.6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233cm" svg:height="6.413cm" svg:x="23.307cm" svg:y="1.604cm">
          <draw:image xlink:href="Pictures/10000001000001850000012FBDE6AA5C.png" xlink:type="simple" xlink:show="embed" xlink:actuate="onLoad" draw:mime-type="image/png">
            <text:p/>
          </draw:image>
        </draw:frame>
        <draw:frame draw:style-name="gr1" draw:text-style-name="P1" draw:layer="layout" svg:width="8.254cm" svg:height="6.772cm" svg:x="25.155cm" svg:y="11.116cm">
          <draw:image xlink:href="Pictures/1000000100000186000001403A90A449.png" xlink:type="simple" xlink:show="embed" xlink:actuate="onLoad" draw:mime-type="image/png">
            <text:p/>
          </draw:image>
        </draw:frame>
        <draw:line draw:style-name="gr17" draw:text-style-name="P1" draw:layer="layout" svg:x1="1.755cm" svg:y1="5.627cm" svg:x2="3.073cm" svg:y2="5.627cm">
          <text:p/>
        </draw:line>
        <draw:line draw:style-name="gr17" draw:text-style-name="P1" draw:layer="layout" svg:x1="1.755cm" svg:y1="6.775cm" svg:x2="3.064cm" svg:y2="6.775cm">
          <text:p/>
        </draw:line>
        <draw:frame draw:style-name="gr18" draw:text-style-name="P6" draw:layer="layout" svg:width="0.788cm" svg:height="0.806cm" svg:x="0.972cm" svg:y="5.226cm">
          <draw:text-box>
            <text:p text:style-name="P5"><text:span text:style-name="T3">4</text:span></text:p>
          </draw:text-box>
        </draw:frame>
        <draw:frame draw:style-name="gr21" draw:text-style-name="P6" draw:layer="layout" svg:width="1.053cm" svg:height="0.806cm" svg:x="0.705cm" svg:y="6.381cm">
          <draw:text-box>
            <text:p text:style-name="P5"><text:span text:style-name="T3">10</text:span></text:p>
          </draw:text-box>
        </draw:frame>
        <draw:polyline draw:style-name="gr17" draw:text-style-name="P1" draw:layer="layout" svg:width="7.398cm" svg:height="1.29cm" draw:transform="rotate (-3.14159265358979) translate (32.145cm 9.22326969614148cm)" svg:viewBox="0 0 7399 1291" draw:points="0,0 7399,0 7399,1291">
          <text:p/>
        </draw:polyline>
        <draw:polyline draw:style-name="gr17" draw:text-style-name="P1" draw:layer="layout" svg:width="6.547cm" svg:height="0.699cm" draw:transform="rotate (-3.14159265358979) translate (32.143cm 8.63314626355938cm)" svg:viewBox="0 0 6548 700" draw:points="0,0 6548,0 6548,700">
          <text:p/>
        </draw:polyline>
        <draw:line draw:style-name="gr17" draw:text-style-name="P1" draw:layer="layout" svg:x1="32.14cm" svg:y1="6.144cm" svg:x2="31.264cm" svg:y2="6.144cm">
          <text:p/>
        </draw:line>
        <draw:line draw:style-name="gr17" draw:text-style-name="P1" draw:layer="layout" svg:x1="32.145cm" svg:y1="4.804cm" svg:x2="31.264cm" svg:y2="4.804cm">
          <text:p/>
        </draw:line>
        <draw:line draw:style-name="gr17" draw:text-style-name="P1" draw:layer="layout" svg:x1="32.135cm" svg:y1="4.164cm" svg:x2="28.508cm" svg:y2="4.164cm">
          <text:p/>
        </draw:line>
        <draw:line draw:style-name="gr17" draw:text-style-name="P1" draw:layer="layout" svg:x1="32.149cm" svg:y1="3.427cm" svg:x2="31.264cm" svg:y2="3.427cm">
          <text:p/>
        </draw:line>
        <draw:frame draw:style-name="gr21" draw:text-style-name="P6" draw:layer="layout" svg:width="1.053cm" svg:height="0.806cm" svg:x="32.142cm" svg:y="3.027cm">
          <draw:text-box>
            <text:p text:style-name="P5"><text:span text:style-name="T3">14</text:span></text:p>
          </draw:text-box>
        </draw:frame>
        <draw:frame draw:style-name="gr22" draw:text-style-name="P6" draw:layer="layout" svg:width="1.016cm" svg:height="0.806cm" svg:x="32.14cm" svg:y="3.766cm">
          <draw:text-box>
            <text:p text:style-name="P5"><text:span text:style-name="T3">11</text:span></text:p>
          </draw:text-box>
        </draw:frame>
        <draw:frame draw:style-name="gr21" draw:text-style-name="P6" draw:layer="layout" svg:width="1.053cm" svg:height="0.806cm" svg:x="32.144cm" svg:y="4.407cm">
          <draw:text-box>
            <text:p text:style-name="P5"><text:span text:style-name="T3">13</text:span></text:p>
          </draw:text-box>
        </draw:frame>
        <draw:frame draw:style-name="gr21" draw:text-style-name="P6" draw:layer="layout" svg:width="1.053cm" svg:height="0.806cm" svg:x="32.141cm" svg:y="5.74cm">
          <draw:text-box>
            <text:p text:style-name="P5"><text:span text:style-name="T3">12</text:span></text:p>
          </draw:text-box>
        </draw:frame>
        <draw:frame draw:style-name="gr21" draw:text-style-name="P6" draw:layer="layout" svg:width="1.053cm" svg:height="0.806cm" svg:x="32.142cm" svg:y="8.227cm">
          <draw:text-box>
            <text:p text:style-name="P5"><text:span text:style-name="T3">15</text:span></text:p>
          </draw:text-box>
        </draw:frame>
        <draw:frame draw:style-name="gr21" draw:text-style-name="P6" draw:layer="layout" svg:width="1.053cm" svg:height="0.806cm" svg:x="32.14cm" svg:y="8.819cm">
          <draw:text-box>
            <text:p text:style-name="P5"><text:span text:style-name="T3">16</text:span></text:p>
          </draw:text-box>
        </draw:frame>
        <draw:frame draw:style-name="gr23" draw:text-style-name="P7" draw:layer="layout" svg:width="8.275cm" svg:height="7.217cm" svg:x="16.499cm" svg:y="10.795cm">
          <draw:image xlink:href="Pictures/100000010000018700000155A288D70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5-28T10:55:16.489714978</meta:creation-date>
    <dc:date>2025-04-21T21:27:40.488980900</dc:date>
    <meta:editing-duration>PT7H9M27S</meta:editing-duration>
    <meta:editing-cycles>23</meta:editing-cycles>
    <meta:generator>LibreOffice/25.2.2.2$Windows_X86_64 LibreOffice_project/7370d4be9e3cf6031a51beef54ff3bda878e3fac</meta:generator>
    <meta:document-statistic meta:object-count="98"/>
  </office:meta>
</office:document-meta>
</file>